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f1cc" officeooo:paragraph-rsid="0012f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jjj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5:08:28.382962112</meta:creation-date>
    <dc:date>2020-03-09T15:08:46.393765128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